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147B1C603FE311DB13E.png" manifest:media-type="image/png"/>
  <manifest:file-entry manifest:full-path="Pictures/10000000000000FA000001476543117FD5EEAA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3" style:family="paragraph" style:parent-style-name="Avery_20_Style_20_1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Avery_20_Style_20_1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loext:opacity="100%" fo:font-size="8pt" style:font-size-asian="8pt" style:font-size-complex="8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style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style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319in" svg:y="0.2354in" svg:width="1.3756in" svg:height="1.8in" draw:z-index="0"><draw:image xlink:href="Pictures/10000000000000FA00000147B1C603FE311DB13E.png" xlink:type="simple" xlink:show="embed" xlink:actuate="onLoad" draw:mime-type="image/png"/></draw:frame><draw:frame draw:style-name="fr1" draw:name="Image2" text:anchor-type="paragraph" svg:x="2.2929in" svg:y="0.2252in" svg:width="1.3756in" svg:height="1.8in" draw:z-index="1"><draw:image xlink:href="Pictures/10000000000000FA000001476543117FD5EEAAEC.png" xlink:type="simple" xlink:show="embed" xlink:actuate="onLoad" draw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4319in" svg:y="0.2354in" svg:width="1.3756in" svg:height="1.8in" draw:z-index="2"><draw:image xlink:href="Pictures/10000000000000FA00000147B1C603FE311DB13E.png" xlink:type="simple" xlink:show="embed" xlink:actuate="onLoad" draw:mime-type="image/png"/></draw:frame><draw:frame draw:style-name="fr1" draw:name="Image12" text:anchor-type="paragraph" svg:x="2.2929in" svg:y="0.2252in" svg:width="1.3756in" svg:height="1.8in" draw:z-index="11"><draw:image xlink:href="Pictures/10000000000000FA000001476543117FD5EEAAEC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4319in" svg:y="0.2354in" svg:width="1.3756in" svg:height="1.8in" draw:z-index="3"><draw:image xlink:href="Pictures/10000000000000FA00000147B1C603FE311DB13E.png" xlink:type="simple" xlink:show="embed" xlink:actuate="onLoad" draw:mime-type="image/png"/></draw:frame><draw:frame draw:style-name="fr1" draw:name="Image13" text:anchor-type="paragraph" svg:x="2.2929in" svg:y="0.2252in" svg:width="1.3756in" svg:height="1.8in" draw:z-index="12"><draw:image xlink:href="Pictures/10000000000000FA000001476543117FD5EEAAEC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4319in" svg:y="0.2354in" svg:width="1.3756in" svg:height="1.8in" draw:z-index="4"><draw:image xlink:href="Pictures/10000000000000FA00000147B1C603FE311DB13E.png" xlink:type="simple" xlink:show="embed" xlink:actuate="onLoad" draw:mime-type="image/png"/></draw:frame><draw:frame draw:style-name="fr1" draw:name="Image14" text:anchor-type="paragraph" svg:x="2.2929in" svg:y="0.2252in" svg:width="1.3756in" svg:height="1.8in" draw:z-index="13"><draw:image xlink:href="Pictures/10000000000000FA000001476543117FD5EEAAEC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0.4319in" svg:y="0.2354in" svg:width="1.3756in" svg:height="1.8in" draw:z-index="5"><draw:image xlink:href="Pictures/10000000000000FA00000147B1C603FE311DB13E.png" xlink:type="simple" xlink:show="embed" xlink:actuate="onLoad" draw:mime-type="image/png"/></draw:frame><draw:frame draw:style-name="fr1" draw:name="Image16" text:anchor-type="paragraph" svg:x="2.2929in" svg:y="0.2252in" svg:width="1.3756in" svg:height="1.8in" draw:z-index="15"><draw:image xlink:href="Pictures/10000000000000FA000001476543117FD5EEAAEC.png" xlink:type="simple" xlink:show="embed" xlink:actuate="onLoad" draw:mime-type="image/png"/></draw:frame><draw:frame draw:style-name="fr1" draw:name="Image7" text:anchor-type="paragraph" svg:x="4.6161in" svg:y="0.2354in" svg:width="1.3756in" svg:height="1.8in" draw:z-index="6"><draw:image xlink:href="Pictures/10000000000000FA00000147B1C603FE311DB13E.png" xlink:type="simple" xlink:show="embed" xlink:actuate="onLoad" draw:mime-type="image/png"/></draw:frame><draw:frame draw:style-name="fr1" draw:name="Image15" text:anchor-type="paragraph" svg:x="6.4772in" svg:y="0.2252in" svg:width="1.3756in" svg:height="1.8in" draw:z-index="14"><draw:image xlink:href="Pictures/10000000000000FA000001476543117FD5EEAAEC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4"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4319in" svg:y="0.2354in" svg:width="1.3756in" svg:height="1.8in" draw:z-index="7"><draw:image xlink:href="Pictures/10000000000000FA00000147B1C603FE311DB13E.png" xlink:type="simple" xlink:show="embed" xlink:actuate="onLoad" draw:mime-type="image/png"/></draw:frame><draw:frame draw:style-name="fr1" draw:name="Image17" text:anchor-type="paragraph" svg:x="2.2929in" svg:y="0.2252in" svg:width="1.3756in" svg:height="1.8in" draw:z-index="16"><draw:image xlink:href="Pictures/10000000000000FA000001476543117FD5EEAAEC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0" text:anchor-type="paragraph" svg:x="0.4319in" svg:y="0.2354in" svg:width="1.3756in" svg:height="1.8in" draw:z-index="9"><draw:image xlink:href="Pictures/10000000000000FA00000147B1C603FE311DB13E.png" xlink:type="simple" xlink:show="embed" xlink:actuate="onLoad" draw:mime-type="image/png"/></draw:frame><draw:frame draw:style-name="fr1" draw:name="Image18" text:anchor-type="paragraph" svg:x="2.2929in" svg:y="0.2252in" svg:width="1.3756in" svg:height="1.8in" draw:z-index="17"><draw:image xlink:href="Pictures/10000000000000FA000001476543117FD5EEAAEC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4319in" svg:y="0.2354in" svg:width="1.3756in" svg:height="1.8in" draw:z-index="8"><draw:image xlink:href="Pictures/10000000000000FA00000147B1C603FE311DB13E.png" xlink:type="simple" xlink:show="embed" xlink:actuate="onLoad" draw:mime-type="image/png"/></draw:frame><draw:frame draw:style-name="fr1" draw:name="Image19" text:anchor-type="paragraph" svg:x="2.2929in" svg:y="0.2252in" svg:width="1.3756in" svg:height="1.8in" draw:z-index="18"><draw:image xlink:href="Pictures/10000000000000FA000001476543117FD5EEAAEC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1" text:anchor-type="paragraph" svg:x="0.4319in" svg:y="0.2354in" svg:width="1.3756in" svg:height="1.8in" draw:z-index="10"><draw:image xlink:href="Pictures/10000000000000FA00000147B1C603FE311DB13E.png" xlink:type="simple" xlink:show="embed" xlink:actuate="onLoad" draw:mime-type="image/png"/></draw:frame><draw:frame draw:style-name="fr1" draw:name="Image20" text:anchor-type="paragraph" svg:x="2.2929in" svg:y="0.2252in" svg:width="1.3756in" svg:height="1.8in" draw:z-index="19"><draw:image xlink:href="Pictures/10000000000000FA000001476543117FD5EEAAEC.png" xlink:type="simple" xlink:show="embed" xlink:actuate="onLoad" draw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style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loext:opacity="100%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dc:date>2022-02-04T10:51:18.719000000</dc:date>
    <meta:editing-cycles>36</meta:editing-cycles>
    <dc:subject>Avery Dennison Template</dc:subject>
    <dc:title>Avery Dennison Template</dc:title>
    <meta:editing-duration>P3DT17H52M16S</meta:editing-duration>
    <meta:generator>LibreOffice/7.1.3.2$Windows_X86_64 LibreOffice_project/47f78053abe362b9384784d31a6e56f8511eb1c1</meta:generator>
    <meta:print-date>2022-02-04T10:50:44.020000000</meta:print-date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